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color="#a9b7c6" style:font-name="DejaVu Sans Mono" officeooo:rsid="001c2101" officeooo:paragraph-rsid="001c5e38"/>
    </style:style>
    <style:style style:name="P2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color="#a9b7c6" style:font-name="DejaVu Sans Mono" officeooo:paragraph-rsid="001c5e38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c2101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c5e38"/>
    </style:style>
    <style:style style:name="P5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color="#a9b7c6" style:font-name="DejaVu Sans Mono" officeooo:rsid="001c5e38" officeooo:paragraph-rsid="001c5e38"/>
    </style:style>
    <style:style style:name="P6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color="#a9b7c6" officeooo:rsid="001c2101" officeooo:paragraph-rsid="001c2101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8" style:family="paragraph" style:parent-style-name="Standard">
      <style:text-properties officeooo:rsid="001c2101" officeooo:paragraph-rsid="001c2101"/>
    </style:style>
    <style:style style:name="P9" style:family="paragraph" style:parent-style-name="Text_20_body" style:list-style-name="L2">
      <style:paragraph-properties fo:orphans="2" fo:widows="2"/>
      <style:text-properties officeooo:rsid="001c2101" officeooo:paragraph-rsid="001c2101"/>
    </style:style>
    <style:style style:name="P10" style:family="paragraph" style:parent-style-name="Text_20_body">
      <style:paragraph-properties fo:orphans="2" fo:widows="2"/>
      <style:text-properties officeooo:rsid="001c2101" officeooo:paragraph-rsid="001c2101"/>
    </style:style>
    <style:style style:name="P11" style:family="paragraph" style:parent-style-name="Text_20_body">
      <style:paragraph-properties fo:orphans="2" fo:widows="2"/>
      <style:text-properties officeooo:paragraph-rsid="001c2101"/>
    </style:style>
    <style:style style:name="P12" style:family="paragraph" style:parent-style-name="Text_20_body">
      <style:paragraph-properties fo:orphans="2" fo:widows="2"/>
      <style:text-properties fo:color="#a9b7c6" style:font-name="DejaVu Sans Mono" officeooo:paragraph-rsid="001c5e38"/>
    </style:style>
    <style:style style:name="P13" style:family="paragraph" style:parent-style-name="Text_20_body">
      <style:paragraph-properties fo:orphans="2" fo:widows="2"/>
      <style:text-properties fo:color="#000000" style:font-name="DejaVu Sans Mono" officeooo:rsid="001c5e38" officeooo:paragraph-rsid="001c5e38"/>
    </style:style>
    <style:style style:name="P14" style:family="paragraph" style:parent-style-name="Text_20_body">
      <style:paragraph-properties fo:orphans="2" fo:widows="2"/>
      <style:text-properties fo:color="#000000" style:font-name="DejaVu Sans Mono" officeooo:paragraph-rsid="001c5e38"/>
    </style:style>
    <style:style style:name="P15" style:family="paragraph" style:parent-style-name="Text_20_body">
      <style:paragraph-properties fo:orphans="2" fo:widows="2"/>
      <style:text-properties officeooo:rsid="001c5e38" officeooo:paragraph-rsid="001c5e38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c2101" officeooo:paragraph-rsid="001c2101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c5e38" officeooo:paragraph-rsid="001c5e38"/>
    </style:style>
    <style:style style:name="T1" style:family="text">
      <style:text-properties officeooo:rsid="001c2101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c2101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1c5e38"/>
    </style:style>
    <style:style style:name="T5" style:family="text">
      <style:text-properties fo:color="#cc7832"/>
    </style:style>
    <style:style style:name="T6" style:family="text">
      <style:text-properties fo:color="#cc7832" style:font-name="DejaVu Sans Mono"/>
    </style:style>
    <style:style style:name="T7" style:family="text">
      <style:text-properties style:font-name="DejaVu Sans Mono"/>
    </style:style>
    <style:style style:name="T8" style:family="text">
      <style:text-properties officeooo:rsid="001c5e38"/>
    </style:style>
    <style:style style:name="T9" style:family="text">
      <style:text-properties fo:color="#a9b7c6"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MICHAŁ STOPYRA </text:span></text:p>
      <text:p text:style-name="P8">projekt 3-4</text:p>
      <text:p text:style-name="P16"/>
      <text:p text:style-name="P17">Polecenie:</text:p>
      <text:p text:style-name="P16">„ a. Zaimplementowany w ramach poprzedniego projektu kontener należy rozszerzyć o obsługę innych typów danych poprzez zastosowanie szablonów klas i funkcji.</text:p>
      <text:p text:style-name="P16">b. Należy napisać testy jednostkowe</text:p>
      <text:p text:style-name="P16">c. Należy zastosować reprezentację grupową</text:p>
      <text:p text:style-name="P16">d. Utworzony kontener na szablonach trzeba użyć w implementacji gry konsolowej Tetris. Poza tym, można używać innych kontenerów STL i dodatkowych bibliotek. </text:p>
      <text:p text:style-name="P16"><text:span text:style-name="T1">N</text:span>ależy zrealizować grę Tetris  okienkowo z urozmaiceniem w postaci poziomów trudności gry, przechowywania  rankingu graczy. ”</text:p>
      <text:p text:style-name="P16"/>
      <text:p text:style-name="P17">Dokumentacja:</text:p>
      <text:p text:style-name="P17">1. Program zrealizowany okienkowo i obiektowo, przy wykorzystaniu biblioteki graficznej SFML.</text:p>
      <text:p text:style-name="P11"><text:span text:style-name="T3">2. Lista klas:</text:span></text:p>
      <text:list xml:id="list2382072601" text:style-name="L2">
        <text:list-item>
          <text:p text:style-name="P9"><text:span text:style-name="T2">TheGame – tworząca grę.</text:span></text:p>
        </text:list-item>
        <text:list-item>
          <text:p text:style-name="P9"><text:span text:style-name="T2">FifoQueue – kolejka fifo</text:span></text:p>
        </text:list-item>
        <text:list-item>
          <text:p text:style-name="P9"><text:span text:style-name="T2">Node – węzły kolejki</text:span></text:p>
        </text:list-item>
        <text:list-item>
          <text:p text:style-name="P9"><text:span text:style-name="T2">Tetromino – klocki w grze Te-tris</text:span></text:p>
        </text:list-item>
      </text:list>
      <text:p text:style-name="P11"><text:span text:style-name="T3">3. Opis funkcji wewnątrz klas:</text:span></text:p>
      <text:p text:style-name="P3"><text:span text:style-name="T5">bool </text:span>checkLine(<text:span text:style-name="T5">int </text:span>nrCheckedLine)<text:span text:style-name="T5">;</text:span></text:p>
      <text:p text:style-name="P3"><text:span text:style-name="T5">void </text:span>checkField()<text:span text:style-name="T5">;</text:span></text:p>
      <text:p text:style-name="P6"><text:span text:style-name="T6">void </text:span><text:span text:style-name="T7">destroyField(</text:span><text:span text:style-name="T6">int </text:span><text:span text:style-name="T7">begginingDestroy</text:span><text:span text:style-name="T6">, int </text:span><text:span text:style-name="T7">endDestroy)</text:span><text:span text:style-name="T6">;</text:span></text:p>
      <text:p text:style-name="P10">funkcje badające czy rząd klocków jest już pełny i ew. usuwający linię</text:p>
      <text:p text:style-name="P4"><text:span text:style-name="T5">bool </text:span>get_gameOver() <text:span text:style-name="T5">const;</text:span></text:p>
      <text:p text:style-name="P4"><text:span text:style-name="T5">void </text:span>set_gameOver( <text:span text:style-name="T5">bool </text:span>gameOverValue )<text:span text:style-name="T5">;</text:span></text:p>
      <text:p text:style-name="P1"><text:span text:style-name="T5">int </text:span>get_result() <text:span text:style-name="T5">const;</text:span></text:p>
      <text:p text:style-name="P15">funkcje sprawdzające czy należy zakończyć już rozgrywkę i zwracające wynik gry</text:p>
      <text:p text:style-name="P4"><text:span text:style-name="T5">float </text:span>get_timer() <text:span text:style-name="T5">const;</text:span></text:p>
      <text:p text:style-name="P4"><text:span text:style-name="T5">float </text:span>get_delay() <text:span text:style-name="T5">const;</text:span></text:p>
      <text:p text:style-name="P4"><text:span text:style-name="T5">template </text:span>&lt;<text:span text:style-name="T5">typename </text:span>F&gt;</text:p>
      <text:p text:style-name="P4"><text:span text:style-name="T5">void </text:span>set_delay(F tmpDelay)<text:span text:style-name="T5">;</text:span></text:p>
      <text:p text:style-name="P4"><text:span text:style-name="T5">void </text:span>increase_timer(<text:span text:style-name="T5">float </text:span>timeValue)<text:span text:style-name="T5">;</text:span></text:p>
      <text:p text:style-name="P4"><text:span text:style-name="T5">bool </text:span>increase_delay()<text:span text:style-name="T5">;</text:span></text:p>
      <text:p text:style-name="P4"><text:span text:style-name="T5">void </text:span>decrease_delay()<text:span text:style-name="T5">;</text:span></text:p>
      <text:p text:style-name="P4"><text:span text:style-name="T5">void </text:span>increase_speed()<text:span text:style-name="T5">;</text:span></text:p>
      <text:p text:style-name="P4"><text:span text:style-name="T5">void </text:span>reset_delay()<text:span text:style-name="T5">;</text:span></text:p>
      <text:p text:style-name="P2"><text:span text:style-name="T5">void reset_timer();</text:span></text:p>
      <text:p text:style-name="P13">funkcje zarządzające przyspieszeniem spadania klocków</text:p>
      <text:p text:style-name="P12"/>
      <text:p text:style-name="P12"><text:soft-page-break/></text:p>
      <text:p text:style-name="P4"><text:span text:style-name="T5">void </text:span>set_sendNewBlock(<text:span text:style-name="T5">bool </text:span>sendNewBlockValue)<text:span text:style-name="T5">;</text:span></text:p>
      <text:p text:style-name="P2"><text:span text:style-name="T5">bool </text:span>get_sendNewBlock()<text:span text:style-name="T5">;</text:span></text:p>
      <text:p text:style-name="P13">funkcje sprawdzające czy należy wysłać następny klocek</text:p>
      <text:p text:style-name="P4"><text:span text:style-name="T5">void </text:span>rotate_currentBlock()<text:span text:style-name="T5">;</text:span></text:p>
      <text:p text:style-name="P5"><text:span text:style-name="T5">void </text:span>move_currentBlock(<text:span text:style-name="T5">int </text:span>newFirstCageLocationx<text:span text:style-name="T5">, int </text:span>newFirstCageLocationy)<text:span text:style-name="T5">;</text:span></text:p>
      <text:p text:style-name="P13">funkcje poruszające i obracające klocek</text:p>
      <text:p text:style-name="P5"><text:span text:style-name="T5">void </text:span>add_currentBlock_to_field()<text:span text:style-name="T5">;</text:span></text:p>
      <text:p text:style-name="P13">dodawanie klocka do pola gry po tym jak spadnie na sam dół</text:p>
      <text:p text:style-name="P4"><text:span text:style-name="T5">int </text:span>get_currentFirstCageLocationx()<text:span text:style-name="T5">;</text:span></text:p>
      <text:p text:style-name="P4"><text:span text:style-name="T5">int </text:span>get_currentFirstCageLocationy()<text:span text:style-name="T5">;</text:span></text:p>
      <text:p text:style-name="P4"><text:span text:style-name="T5">int </text:span>get_currentBlockColorNumber()<text:span text:style-name="T5">;</text:span></text:p>
      <text:p text:style-name="P5"><text:span text:style-name="T5">bool doesCurrentBlockFit();</text:span></text:p>
      <text:p text:style-name="P14"><text:span text:style-name="T8">zwracanie położenia klocka podczas spadania, jego koloru, oraz sprawdzanie czy klocek może się przemieścić w danym kierunku</text:span></text:p>
      <text:p text:style-name="P2"><text:span text:style-name="T5">void push_backFifo(Node* pAfter, int FIRSTCAGELOCX, int FIRSTCAGELOCY, int blockSymbolCounter, int blockColorNumber);</text:span></text:p>
      <text:p text:style-name="P2"><text:span text:style-name="T5">void pop_backFifo();</text:span></text:p>
      <text:p text:style-name="P13">dodawanie elementu na koniec kolejki fifo i usuwanie pierwszego <text:s/>(funkcje wywołują metody klasy FifoQueue które wykonują działania)</text:p>
      <text:p text:style-name="P2"><text:span text:style-name="T5">int get_currentBlock_shape_values(int i, int j);</text:span></text:p>
      <text:p text:style-name="P2"><text:span text:style-name="T5">int get_fieldColorsValues(int i, int j);</text:span></text:p>
      <text:p text:style-name="P13">zwracanie kształtu i koloru spadającego klocka</text:p>
      <text:p text:style-name="P12"><text:span text:style-name="T5"/></text:p>
      <text:p text:style-name="P7"><text:span text:style-name="T6">bool </text:span><text:span text:style-name="T9">stop_currentBlock()</text:span><text:span text:style-name="T6">;</text:span></text:p>
      <text:p text:style-name="P18">zatrzymanie spadającego klocka</text:p>
      <text:p text:style-name="P16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5:23:36.657261780</meta:creation-date>
    <dc:date>2019-06-04T16:58:00.400275918</dc:date>
    <meta:editing-duration>PT1H13M53S</meta:editing-duration>
    <meta:editing-cycles>1</meta:editing-cycles>
    <meta:document-statistic meta:table-count="0" meta:image-count="0" meta:object-count="0" meta:page-count="2" meta:paragraph-count="57" meta:word-count="300" meta:character-count="2513" meta:non-whitespace-character-count="2262"/>
    <meta:generator>LibreOffice/6.0.7.3$Linux_X86_64 LibreOffice_project/00m0$Build-3</meta:generator>
  </office:meta>
</office:document-meta>
</file>